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49.41pt"/>
    </style:style>
    <style:style style:name="co6" style:family="table-column">
      <style:table-column-properties fo:break-before="auto" style:column-width="135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size-complex="10pt" style:font-relief="none" style:font-style-complex="normal" style:font-weight-complex="normal" style:font-name-complex="Lohit Devanagari" style:language-complex="hi" style:country-complex="IN" fo:language="en" fo:country="US" fo:text-shadow="none" fo:font-style="normal" style:text-underline-style="none" style:text-underline-color="font-color" fo:font-size="10pt" style:font-name="Liberation Sans" fo:font-weight="normal" style:text-line-through-type="none" style:text-outline="false" style:text-line-through-mode="continuous" style:language-asian="zh" style:country-asian="CN" style:font-name-asian="Noto Sans CJK SC Regular" style:font-size-asian="10pt" style:font-weight-asian="normal" style:font-style-asian="normal" style:text-emphasize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human_desc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en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ent</text:p>
          </table:table-cell>
          <table:table-cell table:style-name="Default" office:value-type="string" calcext:value-type="string">
            <text:p>digo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cative</text:p>
          </table:table-cell>
          <table:table-cell table:style-name="Default" office:value-type="string" calcext:value-type="string">
            <text:p>dic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dices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deci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decí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dic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 pasticiple</text:p>
          </table:table-cell>
          <table:table-cell office:value-type="string" calcext:value-type="string">
            <text:p>dich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cho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icha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icho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icha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 part</text:p>
          </table:table-cell>
          <table:table-cell table:style-name="Default" office:value-type="string" calcext:value-type="string">
            <text:p>dicien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table:style-name="Default" office:value-type="string" calcext:value-type="string">
            <text:p>decí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table:style-name="Default" office:value-type="string" calcext:value-type="string">
            <text:p><text:span text:style-name="T1">decí</text:span>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<text:span text:style-name="T2">dec</text:span>í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<text:span text:style-name="T2">dec</text:span>í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<text:span text:style-name="T2">dec</text:span>í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<text:span text:style-name="T2">dec</text:span>í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table:style-name="Default" office:value-type="string" calcext:value-type="string">
            <text:p>dij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finite</text:p>
          </table:table-cell>
          <table:table-cell table:style-name="Default" office:value-type="string" calcext:value-type="string">
            <text:p><text:span text:style-name="T2">dij</text:span>iste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terite</text:p>
          </table:table-cell>
          <table:table-cell table:style-name="Default" office:value-type="string" calcext:value-type="string">
            <text:p>dijo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diji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dijist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dijero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table:style-name="Default" office:value-type="string" calcext:value-type="string">
            <text:p>diré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<text:span text:style-name="T2">dir</text:span>á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<text:span text:style-name="T2">dir</text:span>á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<text:span text:style-name="T2">dir</text:span>e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<text:span text:style-name="T2">dir</text:span>é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<text:span text:style-name="T2">dir</text:span>á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nditional</text:p>
          </table:table-cell>
          <table:table-cell table:style-name="Default" office:value-type="string" calcext:value-type="string">
            <text:p><text:span text:style-name="T2">dir</text:span>ía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<text:span text:style-name="T1">dirí</text:span>a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<text:span text:style-name="T2">dir</text:span>ía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<text:span text:style-name="T2">dir</text:span>ía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<text:span text:style-name="T2">dir</text:span>ía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<text:span text:style-name="T2">dir</text:span>ía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</text:p>
          </table:table-cell>
          <table:table-cell table:style-name="Default" office:value-type="string" calcext:value-type="string">
            <text:p>dig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dig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dig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dig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digá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dig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fect</text:p>
          </table:table-cell>
          <table:table-cell table:style-name="Default" office:value-type="string" calcext:value-type="string">
            <text:p>dijes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dijes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dijes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dijés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dijes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dijes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table:style-name="Default" office:value-type="string" calcext:value-type="string">
            <text:p>dijer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dijer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dijer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dijér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dijer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dijer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table:style-name="Default" office:value-type="string" calcext:value-type="string">
            <text:p>dijer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dijer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dijer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dijér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dijer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dijer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ative</text:p>
          </table:table-cell>
          <table:table-cell table:style-name="Default" office:value-type="string" calcext:value-type="string">
            <text:p>d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deci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4:22:23.966573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5:15:20.709248063</meta:creation-date>
    <dc:date>2019-10-18T14:31:08.946597622</dc:date>
    <meta:editing-duration>PT1H10M29S</meta:editing-duration>
    <meta:editing-cycles>10</meta:editing-cycles>
    <meta:generator>LibreOffice/6.0.7.3$Linux_X86_64 LibreOffice_project/00m0$Build-3</meta:generator>
    <meta:document-statistic meta:table-count="1" meta:cell-count="428" meta:object-count="0"/>
  </office:meta>
</office:document-meta>
</file>